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9" style:family="paragraph" style:parent-style-name="Standard">
      <style:text-properties fo:color="#000000" officeooo:rsid="002b1799" officeooo:paragraph-rsid="002b1799" style:language-asian="ru" style:country-asian="RU" style:language-complex="ar" style:country-complex="SA"/>
    </style:style>
    <style:style style:name="P10" style:family="paragraph" style:parent-style-name="Standard">
      <style:text-properties fo:color="#000000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2" style:family="paragraph" style:parent-style-name="Standard">
      <style:text-properties fo:color="#000000" fo:font-size="11pt" fo:language="en" fo:country="US" style:font-size-asian="11pt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00131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29" style:family="paragraph" style:parent-style-name="Text_20_body">
      <style:text-properties fo:color="#000000"/>
    </style:style>
    <style:style style:name="P30" style:family="paragraph" style:parent-style-name="Text_20_body">
      <style:text-properties fo:color="#000000" fo:font-weight="bold" style:font-weight-asian="bold" style:font-weight-complex="bold"/>
    </style:style>
    <style:style style:name="P31" style:family="paragraph" style:parent-style-name="Text_20_body">
      <style:text-properties fo:color="#000000" officeooo:rsid="0030d23d" officeooo:paragraph-rsid="0030d23d"/>
    </style:style>
    <style:style style:name="P32" style:family="paragraph" style:parent-style-name="Text_20_body">
      <style:text-properties officeooo:paragraph-rsid="002db3b4"/>
    </style:style>
    <style:style style:name="P33" style:family="paragraph" style:parent-style-name="Text_20_body">
      <style:text-properties officeooo:paragraph-rsid="002e9620"/>
    </style:style>
    <style:style style:name="P34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5" style:family="paragraph" style:parent-style-name="Table">
      <style:paragraph-properties fo:keep-with-next="always"/>
      <style:text-properties fo:color="#000000"/>
    </style:style>
    <style:style style:name="P36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7" style:family="paragraph" style:parent-style-name="Heading_20_1">
      <style:paragraph-properties fo:break-before="page"/>
      <style:text-properties fo:color="#000000"/>
    </style:style>
    <style:style style:name="P38" style:family="paragraph" style:parent-style-name="Heading_20_2">
      <style:text-properties fo:color="#000000"/>
    </style:style>
    <style:style style:name="P39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0" style:family="paragraph" style:parent-style-name="Heading_20_2">
      <style:paragraph-properties fo:break-before="page"/>
      <style:text-properties fo:color="#000000"/>
    </style:style>
    <style:style style:name="P41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43" style:family="paragraph" style:parent-style-name="Table_20_Contents" style:list-style-name="L1">
      <style:text-properties fo:color="#000000" fo:font-size="12pt" style:font-size-asian="12pt"/>
    </style:style>
    <style:style style:name="P44" style:family="paragraph" style:parent-style-name="Table_20_Contents">
      <style:paragraph-properties fo:margin-left="0cm" fo:margin-right="0cm" fo:text-indent="0cm" style:auto-text-indent="false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language="en" fo:country="US" officeooo:paragraph-rsid="0032e5ce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54" style:family="paragraph" style:parent-style-name="Text_20_body">
      <style:text-properties officeooo:paragraph-rsid="0029e67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color="#000000" officeooo:rsid="0035a950" officeooo:paragraph-rsid="0035a950" style:language-asian="ru" style:country-asian="RU" style:language-complex="ar" style:country-complex="SA"/>
    </style:style>
    <style:style style:name="P56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27dccb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officeooo:rsid="00100131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2e9620"/>
    </style:style>
    <style:style style:name="T13" style:family="text">
      <style:text-properties fo:color="#000000" officeooo:rsid="0029e67d" style:language-asian="ru" style:country-asian="RU" style:language-complex="ar" style:country-complex="SA"/>
    </style:style>
    <style:style style:name="T14" style:family="text">
      <style:text-properties fo:color="#000000" officeooo:rsid="0035b433"/>
    </style:style>
    <style:style style:name="T15" style:family="text">
      <style:text-properties fo:color="#000000" officeooo:rsid="0037a720"/>
    </style:style>
    <style:style style:name="T16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officeooo:rsid="0037a720" style:language-asian="ru" style:country-asian="RU" style:font-size-complex="14pt" style:language-complex="ar" style:country-complex="SA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964d6"/>
    </style:style>
    <style:style style:name="T21" style:family="text">
      <style:text-properties fo:language="en" fo:country="US" officeooo:rsid="001975eb"/>
    </style:style>
    <style:style style:name="T22" style:family="text">
      <style:text-properties officeooo:rsid="001a9f2b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1c18e6" style:font-size-asian="14pt" style:font-size-complex="14pt"/>
    </style:style>
    <style:style style:name="T25" style:family="text">
      <style:text-properties fo:font-size="14pt" officeooo:rsid="0035b433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Название_20_книги"><text:span text:style-name="T1">отчет</text:span></text:span></text:p>
      <text:p text:style-name="P13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3</text:span></text:span></text:p>
      <text:p text:style-name="P13"><text:span text:style-name="Основной_20_шрифт_20_абзаца"><text:span text:style-name="T3">по дисциплине «Алгоритмы и структуры данных»</text:span></text:span></text:p>
      <text:p text:style-name="P13"><text:span text:style-name="Название_20_книги"><text:span text:style-name="T16">Тема: </text:span></text:span><text:span text:style-name="Название_20_книги"><text:span text:style-name="T18">Бинарные д</text:span></text:span><text:span text:style-name="Название_20_книги"><text:span text:style-name="T17">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4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0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9">работы с </text:span></text:span><text:span text:style-name="Основной_20_шрифт_20_абзаца"><text:span text:style-name="T15">бинарными </text:span></text:span><text:span text:style-name="Основной_20_шрифт_20_абзаца"><text:span text:style-name="T9">деревьями</text:span></text:span><text:span text:style-name="Основной_20_шрифт_20_абзаца"><text:span text:style-name="T7">.</text:span></text:span></text:p>
      <text:p text:style-name="P29"/>
      <text:h text:style-name="P38" text:outline-level="2">Задание.</text:h>
      <text:p text:style-name="P54"><text:span text:style-name="T13">4 в) </text:span>Для заданного бинарного дерева b типа BT с произвольным типом элементов определить, есть ли в дереве b хотя бы два одинаковых элемента</text:p>
      <text:p text:style-name="P55"><text:tab/>Реализовать дерево в векторном виде.</text:p>
      <text:p text:style-name="Standard"/>
      <text:h text:style-name="P38" text:outline-level="2">Основные теоретические положения.</text:h>
      <text:p text:style-name="P8">Бинарное дерево – дерево, где у каждого узла есть 2 поддерева и в каждом узле хранится по одному значению.</text:p>
      <text:p text:style-name="P9">Векторное представление бинарного дерева – одномерный массив, хранящий все значения узлов дерева сверху вниз, слева направо, в т.ч. пустые узлы.</text:p>
      <text:p text:style-name="P7"/>
      <text:h text:style-name="P38" text:outline-level="2">Функции и структуры данных.</text:h>
      <text:p text:style-name="P32"><text:span text:style-name="Основной_20_шрифт_20_абзаца"><text:span text:style-name="T11">Создан класс бинарного дерева, при инициализации которого создается пустое дерево заданной глубины. Для добавления значений в узлах создаются 2 метода, для добавления значения по адресу в дереве и по адресу в массиве.</text:span></text:span></text:p>
      <text:p text:style-name="P32"><text:span text:style-name="Основной_20_шрифт_20_абзаца"><text:span text:style-name="T11"/></text:span></text:p>
      <text:p text:style-name="P33"><text:span text:style-name="Основной_20_шрифт_20_абзаца"><text:span text:style-name="T12">Создается метод, считающий количество переданного элемента в дереве рекурсивным методом. (очевидно проще и быстрее было бы просто пройти по массиву, хранящему значения в дереве, воспользовавшись преимуществом такой структуры дерева, но условие лабораторной запрещает не использование рекурсии). Чтобы реализовать рекурсию отслеживается номер узла в массиве, и при рекурсивном переходе этот номер меняется на номер левого и правого поддерева.<text:line-break/><text:tab/>Позже из этого метода очевидно выводится метод проверки существования 2х элементов в дереве.</text:span></text:span></text:p>
      <text:p text:style-name="P34"/>
      <text:p text:style-name="P30">Описание алгоритма.</text:p>
      <text:p text:style-name="P31"><text:soft-page-break/>Метод применяется к дереву, в переменных которого за исключением искомого значения хранится номер ячейки массива, узел которого рассматривается. Метод начинает работу в 0, после чего возвращает количество искомого элемента в ячейке где он находится и в рекурсивных вызовах функции в левом и правом поддереве. Номер ячейки левого и правого поддерева находится по формулам x^2 + 1, x^2 + 2, и реализуется сдвигом влево. Каждый раз при вызове метода проверяется, что ячейка с таким номером существует в принципе, и если ее нет, то возвращается 0 (очевидно в пустом поддереве нет ни одного искомого элемента).</text:p>
      <text:p text:style-name="P29"/>
      <text:h text:style-name="P39" text:outline-level="2">Тестирование.</text:h>
      <text:p text:style-name="P29">Результаты тестирования представлены в табл. 1.</text:p>
      <text:p text:style-name="P35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>
          <table:table-cell table:style-name="Таблица2.A2" office:value-type="string">
            <text:list xml:id="list1828298971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3">1</text:p>
            <text:p text:style-name="P23">1 0</text:p>
            <text:p text:style-name="P23">1 1</text:p>
            <text:p text:style-name="P23">0 empty</text:p>
            <text:p text:style-name="P23">0</text:p>
          </table:table-cell>
          <table:table-cell table:style-name="Таблица2.A2" office:value-type="string">
            <text:p text:style-name="P24">inputValue can't be &lt;= 0</text:p>
          </table:table-cell>
          <table:table-cell table:style-name="Таблица2.D2" office:value-type="string">
            <text:p text:style-name="P18"><text:span text:style-name="Основной_20_шрифт_20_абзаца"><text:span text:style-name="T8"><text:s/></text:span></text:span></text:p>
          </table:table-cell>
        </table:table-row>
        <table:table-row>
          <table:table-cell table:style-name="Таблица2.A2" office:value-type="string">
            <text:list xml:id="list175109763590463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4">1</text:p>
            <text:p text:style-name="P24">1 0</text:p>
            <text:p text:style-name="P24">1 1</text:p>
            <text:p text:style-name="P24">0 empty</text:p>
            <text:p text:style-name="P24">1</text:p>
          </table:table-cell>
          <table:table-cell table:style-name="Таблица2.A2" office:value-type="string">
            <text:p text:style-name="P24">Call howManyRecursive</text:p>
            <text:p text:style-name="P24">Call howManyRecursiveHandler</text:p>
            <text:p text:style-name="P24"><text:s/>in node 0</text:p>
            <text:p text:style-name="P24"><text:s/>Go left</text:p>
            <text:p text:style-name="P24"><text:s text:c="2"/>in node 1</text:p>
            <text:p text:style-name="P24"><text:s text:c="2"/>Found value</text:p>
            <text:p text:style-name="P24"><text:s text:c="2"/>Go left</text:p>
            <text:p text:style-name="P24"><text:s text:c="3"/>in node 3</text:p>
            <text:p text:style-name="P24"><text:s text:c="3"/>There is no such node in tree, go out of the function</text:p>
            <text:p text:style-name="P24"><text:s text:c="2"/>Go right</text:p>
            <text:p text:style-name="P24"><text:soft-page-break/><text:s text:c="3"/>in node 4</text:p>
            <text:p text:style-name="P24"><text:s text:c="3"/>There is no such node in tree, go out of the function</text:p>
            <text:p text:style-name="P24"><text:s text:c="2"/>Returning sum of left and right</text:p>
            <text:p text:style-name="P24"><text:s/>Go right</text:p>
            <text:p text:style-name="P24"><text:s text:c="2"/>in node 2</text:p>
            <text:p text:style-name="P24"><text:s text:c="2"/>Found value</text:p>
            <text:p text:style-name="P24"><text:s text:c="2"/>Go left</text:p>
            <text:p text:style-name="P24"><text:s text:c="3"/>in node 5</text:p>
            <text:p text:style-name="P24"><text:s text:c="3"/>There is no such node in tree, go out of the function</text:p>
            <text:p text:style-name="P24"><text:s text:c="2"/>Go right</text:p>
            <text:p text:style-name="P24"><text:s text:c="3"/>in node 6</text:p>
            <text:p text:style-name="P24"><text:s text:c="3"/>There is no such node in tree, go out of the function</text:p>
            <text:p text:style-name="P24"><text:s text:c="2"/>Returning sum of left and right</text:p>
            <text:p text:style-name="P24"><text:s/>Returning sum of left and right</text:p>
            <text:p text:style-name="P24">There are 2 or more of 1</text:p>
          </table:table-cell>
          <table:table-cell table:style-name="Таблица2.D2" office:value-type="string">
            <text:p text:style-name="P21"/>
          </table:table-cell>
        </table:table-row>
        <table:table-row>
          <table:table-cell table:style-name="Таблица2.A2" office:value-type="string">
            <text:list xml:id="list175109453724824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4">1</text:p>
            <text:p text:style-name="P24">1 0</text:p>
            <text:p text:style-name="P24">1 1</text:p>
            <text:p text:style-name="P24">0 empty</text:p>
            <text:p text:style-name="P24">2</text:p>
          </table:table-cell>
          <table:table-cell table:style-name="Таблица2.A2" office:value-type="string">
            <text:p text:style-name="P23">Call howManyRecursive</text:p>
            <text:p text:style-name="P23">Call howManyRecursiveHandler</text:p>
            <text:p text:style-name="P23"><text:s/>in node 0</text:p>
            <text:p text:style-name="P23"><text:s/>Go left</text:p>
            <text:p text:style-name="P23"><text:s text:c="2"/>in node 1</text:p>
            <text:p text:style-name="P23"><text:s text:c="2"/>Go left</text:p>
            <text:p text:style-name="P23"><text:s text:c="3"/>in node 3</text:p>
            <text:p text:style-name="P23"><text:s text:c="3"/>There is no such node in tree, go out of the function</text:p>
            <text:p text:style-name="P23"><text:s text:c="2"/>Go right</text:p>
            <text:p text:style-name="P23"><text:s text:c="3"/>in node 4</text:p>
            <text:p text:style-name="P23"><text:s text:c="3"/>There is no such node in tree, go out of <text:soft-page-break/>the function</text:p>
            <text:p text:style-name="P23"><text:s text:c="2"/>Returning sum of left and right</text:p>
            <text:p text:style-name="P23"><text:s/>Go right</text:p>
            <text:p text:style-name="P23"><text:s text:c="2"/>in node 2</text:p>
            <text:p text:style-name="P23"><text:s text:c="2"/>Go left</text:p>
            <text:p text:style-name="P23"><text:s text:c="3"/>in node 5</text:p>
            <text:p text:style-name="P23"><text:s text:c="3"/>There is no such node in tree, go out of the function</text:p>
            <text:p text:style-name="P23"><text:s text:c="2"/>Go right</text:p>
            <text:p text:style-name="P23"><text:s text:c="3"/>in node 6</text:p>
            <text:p text:style-name="P23"><text:s text:c="3"/>There is no such node in tree, go out of the function</text:p>
            <text:p text:style-name="P23"><text:s text:c="2"/>Returning sum of left and right</text:p>
            <text:p text:style-name="P23"><text:s/>Returning sum of left and right</text:p>
            <text:p text:style-name="P23">There is 1 or less of 2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4.</text:p>
          </table:table-cell>
          <table:table-cell table:style-name="Таблица2.A2" office:value-type="string">
            <text:p text:style-name="P26"><text:span text:style-name="Основной_20_шрифт_20_абзаца"><text:span text:style-name="T20">1</text:span></text:span></text:p>
            <text:p text:style-name="P26"><text:span text:style-name="Основной_20_шрифт_20_абзаца"><text:span text:style-name="T20">1 0</text:span></text:span></text:p>
            <text:p text:style-name="P26"><text:span text:style-name="Основной_20_шрифт_20_абзаца"><text:span text:style-name="T20">1 1</text:span></text:span></text:p>
            <text:p text:style-name="P26"><text:span text:style-name="Основной_20_шрифт_20_абзаца"><text:span text:style-name="T20">1 01</text:span></text:span></text:p>
            <text:p text:style-name="P26"><text:span text:style-name="Основной_20_шрифт_20_абзаца"><text:span text:style-name="T20">0 empty</text:span></text:span></text:p>
            <text:p text:style-name="P26"><text:span text:style-name="Основной_20_шрифт_20_абзаца"><text:span text:style-name="T20">1</text:span></text:span></text:p>
          </table:table-cell>
          <table:table-cell table:style-name="Таблица2.A2" office:value-type="string">
            <text:p text:style-name="P51"><text:s/><text:span text:style-name="T19">Call howManyRecursive</text:span></text:p>
            <text:p text:style-name="P49">Call howManyRecursiveHandler</text:p>
            <text:p text:style-name="P49"><text:s/>in node 0</text:p>
            <text:p text:style-name="P51">Go left</text:p>
            <text:p text:style-name="P28"><text:s text:c="2"/>in node 1</text:p>
            <text:p text:style-name="P28"><text:s text:c="2"/>Found value</text:p>
            <text:p text:style-name="P28"><text:s text:c="2"/>Go left</text:p>
            <text:p text:style-name="P28"><text:s text:c="3"/>in node 3</text:p>
            <text:p text:style-name="P28"><text:s text:c="3"/>There is no such node in tree, go out of the function</text:p>
            <text:p text:style-name="P28"><text:s text:c="2"/>Go right</text:p>
            <text:p text:style-name="P28"><text:s text:c="3"/>in node 4</text:p>
            <text:p text:style-name="P28"><text:s text:c="3"/>There is no such node in tree, go out of the function</text:p>
            <text:p text:style-name="P28"><text:s text:c="2"/>Returning sum of left and right</text:p>
            <text:p text:style-name="P28"><text:soft-page-break/><text:s/>Go right</text:p>
            <text:p text:style-name="P28"><text:s text:c="2"/>in node 2</text:p>
            <text:p text:style-name="P28"><text:s text:c="2"/>Found value</text:p>
            <text:p text:style-name="P28"><text:s text:c="2"/>Go left</text:p>
            <text:p text:style-name="P28"><text:s text:c="3"/>in node 5</text:p>
            <text:p text:style-name="P28"><text:s text:c="3"/>There is no such node in tree, go out of the function</text:p>
            <text:p text:style-name="P28"><text:s text:c="2"/>Go right</text:p>
            <text:p text:style-name="P28"><text:s text:c="3"/>in node 6</text:p>
            <text:p text:style-name="P28"><text:s text:c="3"/>There is no such node in tree, go out of the function</text:p>
            <text:p text:style-name="P28"><text:s text:c="2"/>Returning sum of left and right</text:p>
            <text:p text:style-name="P28"><text:s/>Returning sum of left and right</text:p>
            <text:p text:style-name="P28">There are 2 or more of 1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0">5.</text:p>
          </table:table-cell>
          <table:table-cell table:style-name="Таблица2.A2" office:value-type="string">
            <text:p text:style-name="P26"><text:span text:style-name="Основной_20_шрифт_20_абзаца"><text:span text:style-name="T20">2</text:span></text:span></text:p>
            <text:p text:style-name="P26"><text:span text:style-name="Основной_20_шрифт_20_абзаца"><text:span text:style-name="T20">1 0</text:span></text:span></text:p>
            <text:p text:style-name="P26"><text:span text:style-name="Основной_20_шрифт_20_абзаца"><text:span text:style-name="T20">1 1</text:span></text:span></text:p>
            <text:p text:style-name="P26"><text:span text:style-name="Основной_20_шрифт_20_абзаца"><text:span text:style-name="T20">1 01</text:span></text:span></text:p>
            <text:p text:style-name="P26"><text:span text:style-name="Основной_20_шрифт_20_абзаца"><text:span text:style-name="T20">1 10</text:span></text:span></text:p>
            <text:p text:style-name="P26"><text:span text:style-name="Основной_20_шрифт_20_абзаца"><text:span text:style-name="T20">0 empty</text:span></text:span></text:p>
            <text:p text:style-name="P26"><text:span text:style-name="Основной_20_шрифт_20_абзаца"><text:span text:style-name="T20">1</text:span></text:span></text:p>
          </table:table-cell>
          <table:table-cell table:style-name="Таблица2.A2" office:value-type="string">
            <text:p text:style-name="P49">Call howManyRecursive</text:p>
            <text:p text:style-name="P49">Call howManyRecursiveHandler</text:p>
            <text:p text:style-name="P49"><text:s/>in node 0</text:p>
            <text:p text:style-name="P18"><text:s/>Go left</text:p>
            <text:p text:style-name="P18"><text:s text:c="2"/>in node 1</text:p>
            <text:p text:style-name="P18"><text:s text:c="2"/>Found value</text:p>
            <text:p text:style-name="P18"><text:s text:c="2"/>Go left</text:p>
            <text:p text:style-name="P18"><text:s text:c="3"/>in node 3</text:p>
            <text:p text:style-name="P18"><text:s text:c="3"/>Go left</text:p>
            <text:p text:style-name="P18"><text:s text:c="4"/>in node 7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8</text:p>
            <text:p text:style-name="P18"><text:s text:c="4"/>There is no such node in tree, go out of the function</text:p>
            <text:p text:style-name="P18"><text:soft-page-break/><text:s text:c="3"/>Returning sum of left and right</text:p>
            <text:p text:style-name="P18"><text:s text:c="2"/>Go right</text:p>
            <text:p text:style-name="P18"><text:s text:c="3"/>in node 4</text:p>
            <text:p text:style-name="P18"><text:s text:c="3"/>Found value</text:p>
            <text:p text:style-name="P18"><text:s text:c="3"/>Go left</text:p>
            <text:p text:style-name="P18"><text:s text:c="4"/>in node 9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10</text:p>
            <text:p text:style-name="P18"><text:s text:c="4"/>There is no such node in tree, go out of the function</text:p>
            <text:p text:style-name="P18"><text:s text:c="3"/>Returning sum of left and right</text:p>
            <text:p text:style-name="P18"><text:s text:c="2"/>Returning sum of left and right</text:p>
            <text:p text:style-name="P18"><text:s/>Go right</text:p>
            <text:p text:style-name="P18"><text:s text:c="2"/>in node 2</text:p>
            <text:p text:style-name="P18"><text:s text:c="2"/>Found value</text:p>
            <text:p text:style-name="P18"><text:s text:c="2"/>Go left</text:p>
            <text:p text:style-name="P18"><text:s text:c="3"/>in node 5</text:p>
            <text:p text:style-name="P18"><text:s text:c="3"/>Found value</text:p>
            <text:p text:style-name="P18"><text:s text:c="3"/>Go left</text:p>
            <text:p text:style-name="P18"><text:s text:c="4"/>in node 11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12</text:p>
            <text:p text:style-name="P18"><text:s text:c="4"/>There is no such node in tree, go out of the function</text:p>
            <text:p text:style-name="P18"><text:s text:c="3"/>Returning sum of left and right</text:p>
            <text:p text:style-name="P18"><text:s text:c="2"/>Go right</text:p>
            <text:p text:style-name="P18"><text:soft-page-break/><text:s text:c="3"/>in node 6</text:p>
            <text:p text:style-name="P18"><text:s text:c="3"/>Go left</text:p>
            <text:p text:style-name="P18"><text:s text:c="4"/>in node 13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14</text:p>
            <text:p text:style-name="P18"><text:s text:c="4"/>There is no such node in tree, go out of the function</text:p>
            <text:p text:style-name="P18"><text:s text:c="3"/>Returning sum of left and right</text:p>
            <text:p text:style-name="P18"><text:s text:c="2"/>Returning sum of left and right</text:p>
            <text:p text:style-name="P18"><text:s/>Returning sum of left and right</text:p>
            <text:p text:style-name="P18">There are 2 or more of 1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6.</text:p>
          </table:table-cell>
          <table:table-cell table:style-name="Таблица2.A2" office:value-type="string">
            <text:p text:style-name="P27"><text:span text:style-name="Основной_20_шрифт_20_абзаца"><text:span text:style-name="T21">3</text:span></text:span></text:p>
            <text:p text:style-name="P27"><text:span text:style-name="Основной_20_шрифт_20_абзаца"><text:span text:style-name="T21">1 00</text:span></text:span></text:p>
            <text:p text:style-name="P27"><text:span text:style-name="Основной_20_шрифт_20_абзаца"><text:span text:style-name="T21">1 000</text:span></text:span></text:p>
            <text:p text:style-name="P27"><text:span text:style-name="Основной_20_шрифт_20_абзаца"><text:span text:style-name="T21">1 010</text:span></text:span></text:p>
            <text:p text:style-name="P27"><text:span text:style-name="Основной_20_шрифт_20_абзаца"><text:span text:style-name="T21">1 110</text:span></text:span></text:p>
            <text:p text:style-name="P27"><text:span text:style-name="Основной_20_шрифт_20_абзаца"><text:span text:style-name="T21">1 011</text:span></text:span></text:p>
            <text:p text:style-name="P27"><text:span text:style-name="Основной_20_шрифт_20_абзаца"><text:span text:style-name="T21">0 empty</text:span></text:span></text:p>
            <text:p text:style-name="P27"><text:span text:style-name="Основной_20_шрифт_20_абзаца"><text:span text:style-name="T21">1</text:span></text:span></text:p>
          </table:table-cell>
          <table:table-cell table:style-name="Таблица2.A2" office:value-type="string">
            <text:p text:style-name="P49">Call howManyRecursive</text:p>
            <text:p text:style-name="P49">Call howManyRecursiveHandler</text:p>
            <text:p text:style-name="P48"><text:s/>in node 0</text:p>
            <text:p text:style-name="P25"><text:s/>Go left</text:p>
            <text:p text:style-name="P25"><text:s text:c="2"/>in node 1</text:p>
            <text:p text:style-name="P25"><text:s text:c="2"/>Go left</text:p>
            <text:p text:style-name="P25"><text:s text:c="3"/>in node 3</text:p>
            <text:p text:style-name="P25"><text:s text:c="3"/>Found value</text:p>
            <text:p text:style-name="P25"><text:s text:c="3"/>Go left</text:p>
            <text:p text:style-name="P25"><text:s text:c="4"/>in node 7</text:p>
            <text:p text:style-name="P25"><text:s text:c="4"/>Found value</text:p>
            <text:p text:style-name="P25"><text:s text:c="4"/>Go left</text:p>
            <text:p text:style-name="P25"><text:s text:c="5"/>in node 15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16</text:p>
            <text:p text:style-name="P25"><text:soft-page-break/><text:s text:c="5"/>There is no such node in tree, go out of the function</text:p>
            <text:p text:style-name="P25"><text:s text:c="4"/>Returning sum of left and right</text:p>
            <text:p text:style-name="P25"><text:s text:c="3"/>Go right</text:p>
            <text:p text:style-name="P25"><text:s text:c="4"/>in node 8</text:p>
            <text:p text:style-name="P25"><text:s text:c="4"/>Go left</text:p>
            <text:p text:style-name="P25"><text:s text:c="5"/>in node 17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18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Go right</text:p>
            <text:p text:style-name="P25"><text:s text:c="3"/>in node 4</text:p>
            <text:p text:style-name="P25"><text:s text:c="3"/>Go left</text:p>
            <text:p text:style-name="P25"><text:s text:c="4"/>in node 9</text:p>
            <text:p text:style-name="P25"><text:s text:c="4"/>Found value</text:p>
            <text:p text:style-name="P25"><text:s text:c="4"/>Go left</text:p>
            <text:p text:style-name="P25"><text:s text:c="5"/>in node 19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0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Go right</text:p>
            <text:p text:style-name="P25"><text:soft-page-break/><text:s text:c="4"/>in node 10</text:p>
            <text:p text:style-name="P25"><text:s text:c="4"/>Found value</text:p>
            <text:p text:style-name="P25"><text:s text:c="4"/>Go left</text:p>
            <text:p text:style-name="P25"><text:s text:c="5"/>in node 21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2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Returning sum of left and right</text:p>
            <text:p text:style-name="P25"><text:s/>Go right</text:p>
            <text:p text:style-name="P25"><text:s text:c="2"/>in node 2</text:p>
            <text:p text:style-name="P25"><text:s text:c="2"/>Go left</text:p>
            <text:p text:style-name="P25"><text:s text:c="3"/>in node 5</text:p>
            <text:p text:style-name="P25"><text:s text:c="3"/>Go left</text:p>
            <text:p text:style-name="P25"><text:s text:c="4"/>in node 11</text:p>
            <text:p text:style-name="P25"><text:s text:c="4"/>Go left</text:p>
            <text:p text:style-name="P25"><text:s text:c="5"/>in node 23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4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Go right</text:p>
            <text:p text:style-name="P25"><text:s text:c="4"/>in node 12</text:p>
            <text:p text:style-name="P25"><text:soft-page-break/><text:s text:c="4"/>Go left</text:p>
            <text:p text:style-name="P25"><text:s text:c="5"/>in node 25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6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Go right</text:p>
            <text:p text:style-name="P25"><text:s text:c="3"/>in node 6</text:p>
            <text:p text:style-name="P25"><text:s text:c="3"/>Go left</text:p>
            <text:p text:style-name="P25"><text:s text:c="4"/>in node 13</text:p>
            <text:p text:style-name="P25"><text:s text:c="4"/>Found value</text:p>
            <text:p text:style-name="P25"><text:s text:c="4"/>Go left</text:p>
            <text:p text:style-name="P25"><text:s text:c="5"/>in node 27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8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Go right</text:p>
            <text:p text:style-name="P25"><text:s text:c="4"/>in node 14</text:p>
            <text:p text:style-name="P25"><text:s text:c="4"/>Go left</text:p>
            <text:p text:style-name="P25"><text:s text:c="5"/>in node 29</text:p>
            <text:p text:style-name="P25"><text:s text:c="5"/>There is no such node in tree, go out of the function</text:p>
            <text:p text:style-name="P25"><text:soft-page-break/><text:s text:c="4"/>Go right</text:p>
            <text:p text:style-name="P25"><text:s text:c="5"/>in node 30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Returning sum of left and right</text:p>
            <text:p text:style-name="P25"><text:s/>Returning sum of left and right</text:p>
            <text:p text:style-name="P25">There are 2 or more of 1</text:p>
          </table:table-cell>
          <table:table-cell table:style-name="Таблица2.D2" office:value-type="string">
            <text:p text:style-name="P23"/>
          </table:table-cell>
        </table:table-row>
      </table:table>
      <text:p text:style-name="P7"/>
      <text:h text:style-name="P38" text:outline-level="2">Выводы.</text:h>
      <text:p text:style-name="P4">Был изучен алгоритм <text:span text:style-name="T22">обработки дерева</text:span>, была создана программа, которая <text:span text:style-name="T22">создает список всех вхождений одного дерева в другое</text:span>.</text:p>
      <text:p text:style-name="P4"/>
      <text:h text:style-name="P37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0">B</text:span></text:span><text:span text:style-name="Основной_20_шрифт_20_абзаца"><text:span text:style-name="T14">inTree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56">#include "BinTree.h"</text:p>
      <text:p text:style-name="P56"/>
      <text:p text:style-name="P56">int levelsToMasSize(int inp)</text:p>
      <text:p text:style-name="P56">{</text:p>
      <text:p text:style-name="P56"><text:s text:c="4"/>if (inp == 0) { return 1;}</text:p>
      <text:p text:style-name="P56"><text:s text:c="4"/>inp--;</text:p>
      <text:p text:style-name="P56"><text:s text:c="4"/>return (1 + 2* levelsToMasSize(inp));</text:p>
      <text:p text:style-name="P56">}</text:p>
      <text:p text:style-name="P56"/>
      <text:p text:style-name="P56">template &lt;typename T&gt;</text:p>
      <text:p text:style-name="P56">BinTree&lt;T&gt;::BinTree(unsigned int inputLevels) // Counting from 0</text:p>
      <text:p text:style-name="P56">{</text:p>
      <text:p text:style-name="P56"><text:s text:c="4"/>levels = inputLevels;</text:p>
      <text:p text:style-name="P56"><text:s text:c="4"/>treeData = new T[levelsToMasSize(inputLevels)];</text:p>
      <text:p text:style-name="P56">}</text:p>
      <text:p text:style-name="P56"/>
      <text:p text:style-name="P56">template &lt;typename T&gt;</text:p>
      <text:p text:style-name="P56">BinTree&lt;T&gt;::BinTree(const BinTree&lt;T&gt; &amp; binTree) // Copy operator</text:p>
      <text:p text:style-name="P56">{</text:p>
      <text:p text:style-name="P56"><text:s text:c="4"/>treeData = new T[levelsToMasSize(levels)];</text:p>
      <text:p text:style-name="P56"><text:s text:c="4"/>for (int i=0; i&lt; levelsToMasSize(levels); i++)</text:p>
      <text:p text:style-name="P56"><text:s text:c="4"/>{</text:p>
      <text:p text:style-name="P56"><text:s text:c="8"/>treeData[i] = binTree.treeData[i];</text:p>
      <text:p text:style-name="P56"><text:s text:c="4"/>}</text:p>
      <text:p text:style-name="P56">}</text:p>
      <text:p text:style-name="P56"/>
      <text:p text:style-name="P56">template &lt;typename T&gt;</text:p>
      <text:p text:style-name="P56">BinTree&lt;T&gt;::~BinTree()</text:p>
      <text:p text:style-name="P56">{</text:p>
      <text:p text:style-name="P56"><text:s text:c="4"/>if (treeData != nullptr)</text:p>
      <text:p text:style-name="P56"><text:s text:c="4"/>{</text:p>
      <text:p text:style-name="P56"><text:s text:c="8"/>delete treeData;</text:p>
      <text:p text:style-name="P56"><text:s text:c="4"/>}</text:p>
      <text:p text:style-name="P56">}</text:p>
      <text:p text:style-name="P56"/>
      <text:p text:style-name="P56">template &lt;typename T&gt;</text:p>
      <text:p text:style-name="P56">void BinTree&lt;T&gt;::viewData()</text:p>
      <text:p text:style-name="P56">{</text:p>
      <text:p text:style-name="P56"><text:s text:c="4"/>int size = levelsToMasSize(levels);</text:p>
      <text:p text:style-name="P56"><text:s text:c="4"/>for (int i=0; i&lt;size; i++)</text:p>
      <text:p text:style-name="P56"><text:s text:c="4"/>{</text:p>
      <text:p text:style-name="P56"><text:s text:c="8"/>cout &lt;&lt; treeData[i] &lt;&lt; ' ';</text:p>
      <text:p text:style-name="P56"><text:s text:c="4"/>}</text:p>
      <text:p text:style-name="P56"><text:s text:c="4"/>cout &lt;&lt; '\n';</text:p>
      <text:p text:style-name="P56">}</text:p>
      <text:p text:style-name="P56"/>
      <text:p text:style-name="P56"/>
      <text:p text:style-name="P56">template &lt;typename T&gt;</text:p>
      <text:p text:style-name="P56">void BinTree&lt;T&gt;::addByDataAddress(int address, T value)</text:p>
      <text:p text:style-name="P56">{</text:p>
      <text:p text:style-name="P56"><text:s text:c="4"/>if (address &lt;= levelsToMasSize(levels))</text:p>
      <text:p text:style-name="P56"><text:s text:c="8"/>treeData[address] = value;</text:p>
      <text:p text:style-name="P56">}</text:p>
      <text:p text:style-name="P56"><text:soft-page-break/></text:p>
      <text:p text:style-name="P56">template &lt;typename T&gt;</text:p>
      <text:p text:style-name="P56">void BinTree&lt;T&gt;::addByTreeAddress(string address, T value)</text:p>
      <text:p text:style-name="P56">{</text:p>
      <text:p text:style-name="P56"><text:s text:c="4"/>int dataAddress = treeAddressToDataAddress(address);</text:p>
      <text:p text:style-name="P56"><text:s text:c="4"/>addByDataAddress(dataAddress, value);</text:p>
      <text:p text:style-name="P56">}</text:p>
      <text:p text:style-name="P56"/>
      <text:p text:style-name="P56">int binToDec(int inpBin)</text:p>
      <text:p text:style-name="P56">{</text:p>
      <text:p text:style-name="P56"><text:s text:c="4"/>int decimalNumber = 0;</text:p>
      <text:p text:style-name="P56"><text:s text:c="4"/>int base = 1;</text:p>
      <text:p text:style-name="P56"><text:s text:c="4"/>int temp = inpBin;</text:p>
      <text:p text:style-name="P56"/>
      <text:p text:style-name="P56"><text:s text:c="4"/>while (temp)</text:p>
      <text:p text:style-name="P56"><text:s text:c="4"/>{</text:p>
      <text:p text:style-name="P56"><text:s text:c="8"/>int lastDigit = temp % 10;</text:p>
      <text:p text:style-name="P56"><text:s text:c="8"/>temp = temp/10;</text:p>
      <text:p text:style-name="P56"><text:s text:c="8"/>decimalNumber += lastDigit*base;</text:p>
      <text:p text:style-name="P56"><text:s text:c="8"/>base = base*2;</text:p>
      <text:p text:style-name="P56"><text:s text:c="4"/>}</text:p>
      <text:p text:style-name="P56"><text:s text:c="4"/>return decimalNumber;</text:p>
      <text:p text:style-name="P56">}</text:p>
      <text:p text:style-name="P56"/>
      <text:p text:style-name="P56">int treeAddressToDataAddress(string address)</text:p>
      <text:p text:style-name="P56">{</text:p>
      <text:p text:style-name="P56"><text:s text:c="4"/>if (address.empty())</text:p>
      <text:p text:style-name="P56"><text:s text:c="4"/>{</text:p>
      <text:p text:style-name="P56"><text:s text:c="8"/>return 0;</text:p>
      <text:p text:style-name="P56"><text:s text:c="4"/>}</text:p>
      <text:p text:style-name="P56"/>
      <text:p text:style-name="P56"><text:s text:c="4"/>int offset = (levelsToMasSize(address.size() -1)) ;</text:p>
      <text:p text:style-name="P56"><text:s text:c="4"/>int binAddress = atoi(address.c_str());</text:p>
      <text:p text:style-name="P56"><text:s text:c="4"/>return (offset + binToDec(binAddress));</text:p>
      <text:p text:style-name="P56">}</text:p>
      <text:p text:style-name="P56"/>
      <text:p text:style-name="P56">unsigned int RECURSION_DEEPNESS = 0;</text:p>
      <text:p text:style-name="P56"/>
      <text:p text:style-name="P56">template &lt;typename T&gt;</text:p>
      <text:p text:style-name="P56">int BinTree&lt;T&gt;::howManyRecursiveHandler(int node, T value)</text:p>
      <text:p text:style-name="P56">{</text:p>
      <text:p text:style-name="P56"><text:s text:c="4"/>RECURSION_DEEPNESS++;</text:p>
      <text:p text:style-name="P56"><text:s text:c="4"/>string buffer(RECURSION_DEEPNESS, ' ');</text:p>
      <text:p text:style-name="P56"/>
      <text:p text:style-name="P56"><text:s text:c="4"/>cout &lt;&lt; buffer &lt;&lt; "in node " &lt;&lt; node &lt;&lt; '\n';</text:p>
      <text:p text:style-name="P56"/>
      <text:p text:style-name="P56"><text:s text:c="4"/>int result = 0;</text:p>
      <text:p text:style-name="P56"><text:s text:c="4"/>if (node &gt;= levelsToMasSize(levels))</text:p>
      <text:p text:style-name="P56"><text:s text:c="4"/>{</text:p>
      <text:p text:style-name="P56"><text:s text:c="8"/>cout &lt;&lt; buffer &lt;&lt; "There is no such node in tree, go out of the function\n";</text:p>
      <text:p text:style-name="P56"><text:s text:c="8"/>RECURSION_DEEPNESS--;</text:p>
      <text:p text:style-name="P56"><text:s text:c="8"/>return result;</text:p>
      <text:p text:style-name="P56"><text:s text:c="4"/>}</text:p>
      <text:p text:style-name="P56"/>
      <text:p text:style-name="P56"><text:s text:c="4"/>if (treeData[node] == value)</text:p>
      <text:p text:style-name="P56"><text:s text:c="4"/>{</text:p>
      <text:p text:style-name="P56"><text:s text:c="8"/>cout &lt;&lt; buffer &lt;&lt; "Found value\n";</text:p>
      <text:p text:style-name="P56"><text:s text:c="8"/>result++;</text:p>
      <text:p text:style-name="P56"><text:s text:c="4"/>}</text:p>
      <text:p text:style-name="P56"><text:soft-page-break/><text:s text:c="4"/>int left = (node&lt;&lt;1) +1;</text:p>
      <text:p text:style-name="P56"><text:s text:c="4"/>int right = (node&lt;&lt;1) +2;</text:p>
      <text:p text:style-name="P56"/>
      <text:p text:style-name="P56"><text:s text:c="4"/>cout &lt;&lt; buffer &lt;&lt; "Go left\n";</text:p>
      <text:p text:style-name="P56"><text:s text:c="4"/>unsigned int res1 = howManyRecursiveHandler(left, value);</text:p>
      <text:p text:style-name="P56"><text:s text:c="4"/>cout &lt;&lt; buffer &lt;&lt; "Go right\n";</text:p>
      <text:p text:style-name="P56"><text:s text:c="4"/>unsigned int res2 = howManyRecursiveHandler(right, value);</text:p>
      <text:p text:style-name="P56"><text:s text:c="4"/>cout &lt;&lt; buffer &lt;&lt; "Returning sum of left and right\n";</text:p>
      <text:p text:style-name="P56"><text:s text:c="4"/>result += res1 + res2;</text:p>
      <text:p text:style-name="P56"/>
      <text:p text:style-name="P56"><text:s text:c="4"/>RECURSION_DEEPNESS--;</text:p>
      <text:p text:style-name="P56"><text:s text:c="4"/>return result;</text:p>
      <text:p text:style-name="P56">}</text:p>
      <text:p text:style-name="P56"/>
      <text:p text:style-name="P56">template &lt;typename T&gt;</text:p>
      <text:p text:style-name="P56">int BinTree&lt;T&gt;::howManyRecursive(T value)</text:p>
      <text:p text:style-name="P56">{</text:p>
      <text:p text:style-name="P56"><text:s text:c="4"/>if (value == 0)</text:p>
      <text:p text:style-name="P56"><text:s text:c="8"/>return 0;</text:p>
      <text:p text:style-name="P56"><text:s text:c="4"/>cout &lt;&lt; "Call howManyRecursiveHandler\n";</text:p>
      <text:p text:style-name="P56"><text:s text:c="4"/>return howManyRecursiveHandler(0, value);</text:p>
      <text:p text:style-name="P56">}</text:p>
      <text:p text:style-name="P56"/>
      <text:p text:style-name="P56">template &lt;typename T&gt;</text:p>
      <text:p text:style-name="P56">bool BinTree&lt;T&gt;::isContainsAtLeastTwoRecursive(T value)</text:p>
      <text:p text:style-name="P56">{</text:p>
      <text:p text:style-name="P56"><text:s text:c="4"/>cout &lt;&lt; "Call howManyRecursive\n";</text:p>
      <text:p text:style-name="P56"><text:s text:c="4"/>return (howManyRecursive(value) &gt;= 2);</text:p>
      <text:p text:style-name="P56">}</text:p>
      <text:p text:style-name="P56"/>
      <text:p text:style-name="P56">void inputHandler(BinTree&lt;int&gt; tree, int inputValue)</text:p>
      <text:p text:style-name="P56">{</text:p>
      <text:p text:style-name="P56"><text:s text:c="4"/>if (inputValue &lt;= 0)</text:p>
      <text:p text:style-name="P56"><text:s text:c="4"/>{</text:p>
      <text:p text:style-name="P56"><text:s text:c="8"/>cout &lt;&lt; "inputValue can't be &lt;= 0\n";</text:p>
      <text:p text:style-name="P56"><text:s text:c="8"/>return;</text:p>
      <text:p text:style-name="P56"><text:s text:c="4"/>}</text:p>
      <text:p text:style-name="P56"/>
      <text:p text:style-name="P56"><text:s text:c="4"/>if (tree.isContainsAtLeastTwoRecursive(inputValue)) {</text:p>
      <text:p text:style-name="P56"><text:s text:c="8"/>cout &lt;&lt; "There are 2 or more of " &lt;&lt; inputValue &lt;&lt; '\n';</text:p>
      <text:p text:style-name="P56"><text:s text:c="4"/>} else {</text:p>
      <text:p text:style-name="P56"><text:s text:c="8"/>cout &lt;&lt; "There is 1 or less of " &lt;&lt; inputValue &lt;&lt; '\n';</text:p>
      <text:p text:style-name="P56"><text:s text:c="4"/>} <text:s text:c="2"/></text:p>
      <text:p text:style-name="P56">}</text:p>
      <text:p text:style-name="P56"/>
      <text:p text:style-name="P56">void fileInputCase(string path)</text:p>
      <text:p text:style-name="P56">{</text:p>
      <text:p text:style-name="P56"><text:s text:c="4"/>ifstream inFile;</text:p>
      <text:p text:style-name="P56"><text:s text:c="4"/>inFile.open(path);</text:p>
      <text:p text:style-name="P56"><text:s text:c="4"/></text:p>
      <text:p text:style-name="P56"><text:s text:c="4"/>cout &lt;&lt; "Tree deepth ";</text:p>
      <text:p text:style-name="P56"><text:s text:c="4"/>int inputLevels;</text:p>
      <text:p text:style-name="P56"/>
      <text:p text:style-name="P56"><text:s text:c="4"/>while (inFile &gt;&gt; inputLevels)</text:p>
      <text:p text:style-name="P56"><text:s text:c="4"/>{</text:p>
      <text:p text:style-name="P56"><text:s text:c="8"/>BinTree&lt;int&gt; tree(inputLevels);</text:p>
      <text:p text:style-name="P56"/>
      <text:p text:style-name="P56"><text:s text:c="8"/>string inputAddress = "empty";</text:p>
      <text:p text:style-name="P56"><text:s text:c="8"/>int inputValue = 0;</text:p>
      <text:p text:style-name="P56"><text:soft-page-break/></text:p>
      <text:p text:style-name="P56"><text:s text:c="8"/>while (inputValue != 0 || !(inputAddress.empty()))</text:p>
      <text:p text:style-name="P56"><text:s text:c="8"/>{</text:p>
      <text:p text:style-name="P56"><text:s text:c="12"/>tree.addByTreeAddress(inputAddress, inputValue);</text:p>
      <text:p text:style-name="P56"><text:s text:c="12"/>tree.viewData();</text:p>
      <text:p text:style-name="P56"><text:s text:c="12"/>cout &lt;&lt; "\nNode value and address (0 empty to stop input, empty for empty address) ";</text:p>
      <text:p text:style-name="P56"><text:s text:c="12"/>inFile &gt;&gt; inputValue;</text:p>
      <text:p text:style-name="P56"><text:s text:c="12"/>inFile &gt;&gt; inputAddress;</text:p>
      <text:p text:style-name="P56"><text:s text:c="12"/>if (inputAddress == "empty") { inputAddress = ""; }</text:p>
      <text:p text:style-name="P56"><text:s text:c="12"/>cout &lt;&lt; "\ninputValue is " &lt;&lt; inputValue;</text:p>
      <text:p text:style-name="P56"><text:s text:c="12"/>cout &lt;&lt; "\ninputAddress is " &lt;&lt; inputAddress &lt;&lt; '\n';</text:p>
      <text:p text:style-name="P56"><text:s text:c="8"/>}</text:p>
      <text:p text:style-name="P56"/>
      <text:p text:style-name="P56"><text:s text:c="8"/>cout &lt;&lt; "\nValue to find, is there &gt;= 2 of them \n";</text:p>
      <text:p text:style-name="P56"><text:s text:c="8"/>if(inFile &gt;&gt; inputValue)</text:p>
      <text:p text:style-name="P56"><text:s text:c="8"/>{</text:p>
      <text:p text:style-name="P56"><text:s text:c="12"/>if (inputValue &lt;= 0)</text:p>
      <text:p text:style-name="P56"><text:s text:c="12"/>{</text:p>
      <text:p text:style-name="P56"><text:s text:c="16"/>cout &lt;&lt; "inputValue can't be &lt;= 0\n";</text:p>
      <text:p text:style-name="P56"><text:s text:c="12"/>}</text:p>
      <text:p text:style-name="P56"><text:s text:c="12"/>else</text:p>
      <text:p text:style-name="P56"><text:s text:c="12"/>{</text:p>
      <text:p text:style-name="P56"><text:s text:c="16"/>if (tree.isContainsAtLeastTwoRecursive(inputValue)) {</text:p>
      <text:p text:style-name="P56"><text:s text:c="20"/>cout &lt;&lt; "There are 2 or more of " &lt;&lt; inputValue &lt;&lt; '\n';</text:p>
      <text:p text:style-name="P56"><text:s text:c="16"/>} else {</text:p>
      <text:p text:style-name="P56"><text:s text:c="20"/>cout &lt;&lt; "There is 1 or less of " &lt;&lt; inputValue &lt;&lt; '\n';</text:p>
      <text:p text:style-name="P56"><text:s text:c="16"/>}</text:p>
      <text:p text:style-name="P56"><text:s text:c="12"/>} <text:s text:c="2"/></text:p>
      <text:p text:style-name="P56"><text:s text:c="8"/>}</text:p>
      <text:p text:style-name="P56"><text:s text:c="8"/>cout &lt;&lt; "\n\nTree deepth ";</text:p>
      <text:p text:style-name="P56"><text:s text:c="4"/>}</text:p>
      <text:p text:style-name="P56"><text:s text:c="4"/>inFile.close();</text:p>
      <text:p text:style-name="P56">}</text:p>
      <text:p text:style-name="P56"/>
      <text:p text:style-name="P56">void stdInputCase() // No obvious ways to unite std input and file input case</text:p>
      <text:p text:style-name="P56">{</text:p>
      <text:p text:style-name="P56"><text:s text:c="4"/>cout &lt;&lt; "Tree deepth ";</text:p>
      <text:p text:style-name="P56"><text:s text:c="4"/>int inputLevels;</text:p>
      <text:p text:style-name="P56"/>
      <text:p text:style-name="P56"><text:s text:c="4"/>while (cin &gt;&gt; inputLevels &amp;&amp; inputLevels &gt;= 0)</text:p>
      <text:p text:style-name="P56"><text:s text:c="4"/>{</text:p>
      <text:p text:style-name="P56"><text:s text:c="8"/>BinTree&lt;int&gt; tree(inputLevels);</text:p>
      <text:p text:style-name="P56"/>
      <text:p text:style-name="P56"><text:s text:c="8"/>string inputAddress = "empty";</text:p>
      <text:p text:style-name="P56"><text:s text:c="8"/>int inputValue = 0;</text:p>
      <text:p text:style-name="P56"/>
      <text:p text:style-name="P56"><text:s text:c="8"/>while (inputValue != 0 || !(inputAddress.empty())) // empty exist because we need a way to call the first node</text:p>
      <text:p text:style-name="P56"><text:s text:c="8"/>{</text:p>
      <text:p text:style-name="P56"><text:s text:c="12"/>tree.addByTreeAddress(inputAddress, inputValue);</text:p>
      <text:p text:style-name="P56"><text:s text:c="12"/>tree.viewData();</text:p>
      <text:p text:style-name="P56"><text:s text:c="12"/>cout &lt;&lt; "\nNode value and address (0 empty to stop input, empty for empty address) ";</text:p>
      <text:p text:style-name="P56"><text:s text:c="12"/>cin &gt;&gt; inputValue;</text:p>
      <text:p text:style-name="P56"><text:s text:c="12"/>cin &gt;&gt; inputAddress;</text:p>
      <text:p text:style-name="P56"><text:s text:c="12"/>if (inputAddress == "empty") { inputAddress = ""; }</text:p>
      <text:p text:style-name="P56"><text:s text:c="12"/>cout &lt;&lt; "\ninputValue is " &lt;&lt; inputValue;</text:p>
      <text:p text:style-name="P56"><text:s text:c="12"/>cout &lt;&lt; "\ninputAddress is " &lt;&lt; inputAddress &lt;&lt; '\n';</text:p>
      <text:p text:style-name="P56"><text:s text:c="8"/>}</text:p>
      <text:p text:style-name="P56"/>
      <text:p text:style-name="P56"><text:soft-page-break/><text:s text:c="8"/>cout &lt;&lt; "\nValue to find, is there &gt;= 2 of them ";</text:p>
      <text:p text:style-name="P56"><text:s text:c="8"/>if (cin &gt;&gt; inputValue)</text:p>
      <text:p text:style-name="P56"><text:s text:c="8"/>{</text:p>
      <text:p text:style-name="P56"><text:s text:c="12"/>if (inputValue &lt;= 0)</text:p>
      <text:p text:style-name="P56"><text:s text:c="12"/>{</text:p>
      <text:p text:style-name="P56"><text:s text:c="16"/>cout &lt;&lt; "inputValue can't be &lt;= 0\n";</text:p>
      <text:p text:style-name="P56"><text:s text:c="12"/>}</text:p>
      <text:p text:style-name="P56"><text:s text:c="12"/>else</text:p>
      <text:p text:style-name="P56"><text:s text:c="12"/>{</text:p>
      <text:p text:style-name="P56"><text:s text:c="16"/>if (tree.isContainsAtLeastTwoRecursive(inputValue)) {</text:p>
      <text:p text:style-name="P56"><text:s text:c="20"/>cout &lt;&lt; "There are 2 or more of " &lt;&lt; inputValue &lt;&lt; '\n';</text:p>
      <text:p text:style-name="P56"><text:s text:c="16"/>} else {</text:p>
      <text:p text:style-name="P56"><text:s text:c="20"/>cout &lt;&lt; "There is 1 or less of " &lt;&lt; inputValue &lt;&lt; '\n';</text:p>
      <text:p text:style-name="P56"><text:s text:c="16"/>}</text:p>
      <text:p text:style-name="P56"><text:s text:c="12"/>} <text:s text:c="2"/></text:p>
      <text:p text:style-name="P56"><text:s text:c="8"/>}</text:p>
      <text:p text:style-name="P56"/>
      <text:p text:style-name="P56"><text:s text:c="8"/>cout &lt;&lt; "\n\nTree deepth ";</text:p>
      <text:p text:style-name="P56"><text:s text:c="4"/>}</text:p>
      <text:p text:style-name="P56">}</text:p>
      <text:p text:style-name="P56"/>
      <text:p text:style-name="P56">void introductionMessageView()</text:p>
      <text:p text:style-name="P56">{</text:p>
      <text:p text:style-name="P56"><text:s text:c="4"/>cout &lt;&lt; "File input example: ./main -f test.txt\n\n";</text:p>
      <text:p text:style-name="P56"><text:s text:c="4"/>cout &lt;&lt; "Examples of input see in inputExamples file\n";</text:p>
      <text:p text:style-name="P56"><text:s text:c="4"/>cout &lt;&lt; "0 == empty node of tree\n";</text:p>
      <text:p text:style-name="P56"><text:s text:c="4"/>cout &lt;&lt; "-1 in tree depth to exit\n";</text:p>
      <text:p text:style-name="P56"/>
      <text:p text:style-name="P56"><text:s text:c="4"/>cout &lt;&lt; "\n0 in address == left node\n1 == right node\n";</text:p>
      <text:p text:style-name="P56">}</text:p>
      <text:p text:style-name="P56"/>
      <text:p text:style-name="P56">int main(int argc, char *argv[])</text:p>
      <text:p text:style-name="P56">{</text:p>
      <text:p text:style-name="P56"><text:s text:c="4"/>cout &lt;&lt; "\n\n\n";</text:p>
      <text:p text:style-name="P56"><text:s text:c="4"/>if (argc&gt;= 2) // Arguments case</text:p>
      <text:p text:style-name="P56"><text:s text:c="4"/>{</text:p>
      <text:p text:style-name="P56"><text:s text:c="8"/>string flag(argv[1]);</text:p>
      <text:p text:style-name="P56"><text:s text:c="8"/>string path(argv[2]);</text:p>
      <text:p text:style-name="P56"><text:s text:c="8"/>if (flag.compare("-f") == 0)</text:p>
      <text:p text:style-name="P56"><text:s text:c="12"/>fileInputCase(path); // No obvious way to overload the function</text:p>
      <text:p text:style-name="P56"><text:s text:c="8"/>return 0;</text:p>
      <text:p text:style-name="P56"><text:s text:c="4"/>}</text:p>
      <text:p text:style-name="P56"><text:s text:c="4"/>introductionMessageView();</text:p>
      <text:p text:style-name="P56"><text:s text:c="4"/>stdInputCase();</text:p>
      <text:p text:style-name="P56"><text:s text:c="4"/>return 0;</text:p>
      <text:p text:style-name="P56">}</text:p>
      <text:p text:style-name="P12"/>
      <text:p text:style-name="P17"><text:span text:style-name="Основной_20_шрифт_20_абзаца"><text:span text:style-name="T23">Название файла: </text:span></text:span><text:span text:style-name="Основной_20_шрифт_20_абзаца"><text:span text:style-name="T24">B</text:span></text:span><text:span text:style-name="Основной_20_шрифт_20_абзаца"><text:span text:style-name="T25">inTree</text:span></text:span><text:span text:style-name="Основной_20_шрифт_20_абзаца"><text:span text:style-name="T23">.</text:span></text:span><text:span text:style-name="Основной_20_шрифт_20_абзаца"><text:span text:style-name="T24">h</text:span></text:span></text:p>
      <text:p text:style-name="P17"><text:span text:style-name="Основной_20_шрифт_20_абзаца"><text:span text:style-name="T24"/></text:span></text:p>
      <text:p text:style-name="P17"><text:span text:style-name="Основной_20_шрифт_20_абзаца">#pragma once</text:span></text:p>
      <text:p text:style-name="P17"><text:span text:style-name="Основной_20_шрифт_20_абзаца"/></text:p>
      <text:p text:style-name="P17"><text:span text:style-name="Основной_20_шрифт_20_абзаца">#include &lt;iostream&gt;</text:span></text:p>
      <text:p text:style-name="P17"><text:span text:style-name="Основной_20_шрифт_20_абзаца">#include &lt;string.h&gt;</text:span></text:p>
      <text:p text:style-name="P17"><text:span text:style-name="Основной_20_шрифт_20_абзаца">#include &lt;csignal&gt;</text:span></text:p>
      <text:p text:style-name="P17"><text:soft-page-break/><text:span text:style-name="Основной_20_шрифт_20_абзаца">#include &lt;fstream&gt;</text:span></text:p>
      <text:p text:style-name="P17"><text:span text:style-name="Основной_20_шрифт_20_абзаца"/></text:p>
      <text:p text:style-name="P17"><text:span text:style-name="Основной_20_шрифт_20_абзаца">using namespace std;</text:span></text:p>
      <text:p text:style-name="P17"><text:span text:style-name="Основной_20_шрифт_20_абзаца"/></text:p>
      <text:p text:style-name="P17"><text:span text:style-name="Основной_20_шрифт_20_абзаца">template &lt;typename T&gt;</text:span></text:p>
      <text:p text:style-name="P17"><text:span text:style-name="Основной_20_шрифт_20_абзаца">class BinTree</text:span></text:p>
      <text:p text:style-name="P17"><text:span text:style-name="Основной_20_шрифт_20_абзаца">{</text:span></text:p>
      <text:p text:style-name="P17"><text:span text:style-name="Основной_20_шрифт_20_абзаца">private:</text:span></text:p>
      <text:p text:style-name="P17"><text:span text:style-name="Основной_20_шрифт_20_абзаца"><text:s text:c="4"/>int levels;</text:span></text:p>
      <text:p text:style-name="P17"><text:span text:style-name="Основной_20_шрифт_20_абзаца"><text:s text:c="4"/>T* treeData;</text:span></text:p>
      <text:p text:style-name="P17"><text:span text:style-name="Основной_20_шрифт_20_абзаца"/></text:p>
      <text:p text:style-name="P17"><text:span text:style-name="Основной_20_шрифт_20_абзаца">void addByTreeAddress(string address, int offset, T value);</text:span></text:p>
      <text:p text:style-name="P17"><text:span text:style-name="Основной_20_шрифт_20_абзаца"/></text:p>
      <text:p text:style-name="P17"><text:span text:style-name="Основной_20_шрифт_20_абзаца">public:</text:span></text:p>
      <text:p text:style-name="P17"><text:span text:style-name="Основной_20_шрифт_20_абзаца"><text:s text:c="4"/>BinTree(unsigned int levels = 0);</text:span></text:p>
      <text:p text:style-name="P17"><text:span text:style-name="Основной_20_шрифт_20_абзаца"><text:s text:c="4"/>BinTree(const BinTree&lt;T&gt; &amp; binTree);</text:span></text:p>
      <text:p text:style-name="P17"><text:span text:style-name="Основной_20_шрифт_20_абзаца"><text:s text:c="4"/>~BinTree();</text:span></text:p>
      <text:p text:style-name="P17"><text:span text:style-name="Основной_20_шрифт_20_абзаца"><text:s text:c="4"/>void addByDataAddress(int address, T value);</text:span></text:p>
      <text:p text:style-name="P17"><text:span text:style-name="Основной_20_шрифт_20_абзаца"><text:s text:c="4"/>void addByTreeAddress(string address, T value);</text:span></text:p>
      <text:p text:style-name="P17"><text:span text:style-name="Основной_20_шрифт_20_абзаца"><text:s text:c="4"/>void viewData();</text:span></text:p>
      <text:p text:style-name="P17"><text:span text:style-name="Основной_20_шрифт_20_абзаца"><text:s text:c="4"/></text:span></text:p>
      <text:p text:style-name="P17"><text:span text:style-name="Основной_20_шрифт_20_абзаца"><text:s text:c="4"/>int howManyRecursiveHandler(int node, T value);</text:span></text:p>
      <text:p text:style-name="P17"><text:span text:style-name="Основной_20_шрифт_20_абзаца"><text:s text:c="4"/>int howManyRecursive(T value);</text:span></text:p>
      <text:p text:style-name="P17"><text:span text:style-name="Основной_20_шрифт_20_абзаца"/></text:p>
      <text:p text:style-name="P17"><text:span text:style-name="Основной_20_шрифт_20_абзаца"><text:s text:c="4"/>bool isContainsAtLeastTwoRecursive(T value);};</text:span></text:p>
      <text:p text:style-name="P17"><text:span text:style-name="Основной_20_шрифт_20_абзаца"/></text:p>
      <text:p text:style-name="P17"><text:span text:style-name="Основной_20_шрифт_20_абзаца">int treeAddressToDataAddress(string address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05T17:51:08.531609845</dc:date>
    <meta:print-date>2020-10-31T12:42:00Z</meta:print-date>
    <meta:editing-cycles>39</meta:editing-cycles>
    <meta:editing-duration>PT4H34M8S</meta:editing-duration>
    <meta:document-statistic meta:table-count="2" meta:image-count="0" meta:object-count="0" meta:page-count="18" meta:paragraph-count="572" meta:word-count="2386" meta:character-count="15189" meta:non-whitespace-character-count="11379"/>
    <meta:template xlink:type="simple" xlink:actuate="onRequest" xlink:title="" xlink:href="../../../../../../tmp/mozilla_george0/4.odt/Normal.dotm"/>
  </office:meta>
</office:document-meta>
</file>